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75in" table:align="left"/>
    </style:style>
    <style:style style:name="Table1.A" style:family="table-column">
      <style:table-column-properties style:column-width="2.7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75in" table:align="left"/>
    </style:style>
    <style:style style:name="Table2.A" style:family="table-column">
      <style:table-column-properties style:column-width="2.75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3f2a" officeooo:paragraph-rsid="001c3f2a"/>
    </style:style>
    <style:style style:name="P2" style:family="paragraph" style:parent-style-name="Standard">
      <style:paragraph-properties fo:text-align="center" style:justify-single-word="false"/>
      <style:text-properties officeooo:rsid="001c3f2a" officeooo:paragraph-rsid="001c3f2a"/>
    </style:style>
    <style:style style:name="P3" style:family="paragraph" style:parent-style-name="Standard">
      <style:paragraph-properties fo:text-align="start" style:justify-single-word="false"/>
      <style:text-properties officeooo:rsid="001c3f2a" officeooo:paragraph-rsid="001c3f2a"/>
    </style:style>
    <style:style style:name="P4" style:family="paragraph" style:parent-style-name="Standard">
      <style:paragraph-properties fo:text-align="start" style:justify-single-word="false"/>
      <style:text-properties officeooo:rsid="001c3f2a" officeooo:paragraph-rsid="001c3f2a"/>
    </style:style>
    <style:style style:name="P5" style:family="paragraph" style:parent-style-name="Standard">
      <style:paragraph-properties fo:text-align="center" style:justify-single-word="false"/>
      <style:text-properties officeooo:rsid="001c3f2a" officeooo:paragraph-rsid="001c3f2a"/>
    </style:style>
    <style:style style:name="P6" style:family="paragraph" style:parent-style-name="Standard">
      <style:paragraph-properties fo:text-align="start" style:justify-single-word="false"/>
      <style:text-properties officeooo:rsid="001da839" officeooo:paragraph-rsid="001da839"/>
    </style:style>
    <style:style style:name="P7" style:family="paragraph" style:parent-style-name="Standard">
      <style:paragraph-properties fo:text-align="start" style:justify-single-word="false"/>
      <style:text-properties officeooo:rsid="001dd891" officeooo:paragraph-rsid="001dd891"/>
    </style:style>
    <style:style style:name="P8" style:family="paragraph" style:parent-style-name="Standard">
      <style:paragraph-properties fo:text-align="center" style:justify-single-word="false"/>
      <style:text-properties officeooo:rsid="001dd891" officeooo:paragraph-rsid="001dd891"/>
    </style:style>
    <style:style style:name="P9" style:family="paragraph" style:parent-style-name="Standard">
      <style:text-properties officeooo:rsid="001dd891" officeooo:paragraph-rsid="001dd891"/>
    </style:style>
    <style:style style:name="T1" style:family="text">
      <style:text-properties officeooo:rsid="001da839"/>
    </style:style>
    <style:style style:name="T2" style:family="text">
      <style:text-properties officeooo:rsid="001dd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iness Plan – Jones Software Solution (JSS)</text:p>
      <text:p text:style-name="P2">(LLC)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Survival / Gaining The Title Freelancer</text:p>
          </table:table-cell>
        </table:table-row>
      </table:table>
      <text:p text:style-name="P8"/>
      <text:p text:style-name="P3">Step 1: Set up a Web Presence Online </text:p>
      <text:p text:style-name="P3"><text:tab/>1) Create a Web Site for the company</text:p>
      <text:p text:style-name="P3"><text:tab/>2) Kickstarter?</text:p>
      <text:p text:style-name="P3"><text:span text:style-name="T2"><text:tab/>3) Indeed + LinkIn</text:span></text:p>
      <text:p text:style-name="P3"><text:tab/><text:span text:style-name="T2">4) Elance</text:span></text:p>
      <text:p text:style-name="P3">Step 2: Gain Revenue</text:p>
      <text:p text:style-name="P3"><text:tab/>1) Build Android Applications</text:p>
      <text:p text:style-name="P3"><text:tab/>2) Build Web Sites and Web Apps</text:p>
      <text:p text:style-name="P3"><text:tab/>3) Use Ads to <text:span text:style-name="T1">gain add revenue</text:span></text:p>
      <text:p text:style-name="P6"><text:tab/>4) Use Money to make money</text:p>
      <text:p text:style-name="P3">Step 3: <text:span text:style-name="T1">Prepare for lots of sleepless nights</text:span></text:p>
      <text:p text:style-name="P3"><text:span text:style-name="T1"><text:tab/>1) Must Learn to build an Android app and deploy it in one week</text:span></text:p>
      <text:p text:style-name="P3"><text:span text:style-name="T1"><text:tab/>2) Must Learn to build a website and deploy it in one week</text:span></text:p>
      <text:p text:style-name="P3"><text:span text:style-name="T1"><text:tab/>3) Lots of writing up documents.</text:span></text:p>
      <text:p text:style-name="P3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Goal to Earn $2000 a month by March</text:p>
          </table:table-cell>
        </table:table-row>
      </table:table>
      <text:p text:style-name="P7"/>
      <text:p text:style-name="P1"/>
      <text:p text:style-name="P1"/>
      <text:p text:style-name="P9">Android Applications to be launched:</text:p>
      <text:p text:style-name="P9"/>
      <text:p text:style-name="P9">1) Calculator Applications</text:p>
      <text:p text:style-name="P9">2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nes</meta:initial-creator>
    <meta:creation-date>2015-01-19T21:24:23.093291919</meta:creation-date>
    <dc:date>2015-01-22T16:45:22.656576845</dc:date>
    <dc:creator>Aaron Jones</dc:creator>
    <meta:editing-duration>PT30M37S</meta:editing-duration>
    <meta:editing-cycles>3</meta:editing-cycles>
    <meta:generator>LibreOffice/4.2.7.2$Linux_X86_64 LibreOffice_project/420m0$Build-2</meta:generator>
    <meta:document-statistic meta:table-count="2" meta:image-count="0" meta:object-count="0" meta:page-count="1" meta:paragraph-count="21" meta:word-count="123" meta:character-count="648" meta:non-whitespace-character-count="532"/>
  </office:meta>
</office:document-meta>
</file>